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start" fo:margin-bottom="0.0833in"/>
      <style:text-properties style:font-name-asian="標楷體" fo:font-size="18pt" style:font-size-asian="18pt"/>
    </style:style>
    <style:style style:name="TableColumn3" style:family="table-column">
      <style:table-column-properties style:column-width="0.8944in"/>
    </style:style>
    <style:style style:name="TableColumn4" style:family="table-column">
      <style:table-column-properties style:column-width="0.5in"/>
    </style:style>
    <style:style style:name="TableColumn5" style:family="table-column">
      <style:table-column-properties style:column-width="1.9277in"/>
    </style:style>
    <style:style style:name="TableColumn6" style:family="table-column">
      <style:table-column-properties style:column-width="0.3222in"/>
    </style:style>
    <style:style style:name="TableColumn7" style:family="table-column">
      <style:table-column-properties style:column-width="1.125in"/>
    </style:style>
    <style:style style:name="TableColumn8" style:family="table-column">
      <style:table-column-properties style:column-width="1.875in"/>
    </style:style>
    <style:style style:name="Table2" style:family="table">
      <style:table-properties style:width="6.6444in" fo:margin-left="0in" table:align="left"/>
    </style:style>
    <style:style style:name="TableRow9" style:family="table-row">
      <style:table-row-properties style:row-height="0.5118in"/>
    </style:style>
    <style:style style:name="TableCell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14" style:family="table-row">
      <style:table-row-properties style:row-height="0.5118in"/>
    </style:style>
    <style:style style:name="TableCell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19" style:family="table-row">
      <style:table-row-properties style:row-height="0.4958in" fo:keep-together="always"/>
    </style:style>
    <style:style style:name="TableCell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fo:text-align="end" style:vertical-align="middle"/>
      <style:text-properties style:font-name-asian="標楷體" fo:font-size="14pt" style:font-size-asian="14pt"/>
    </style:style>
    <style:style style:name="TableCell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justify" style:vertical-align="middle"/>
      <style:text-properties style:font-name-asian="標楷體" fo:font-size="14pt" style:font-size-asian="14pt"/>
    </style:style>
    <style:style style:name="TableRow30" style:family="table-row">
      <style:table-row-properties style:row-height="0.4909in" fo:keep-together="always"/>
    </style:style>
    <style:style style:name="P3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P32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P3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38" style:family="table-row">
      <style:table-row-properties style:row-height="0.7368in" fo:keep-together="always"/>
    </style:style>
    <style:style style:name="P39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justify" style:vertical-align="middle" fo:margin-top="0.0833in" fo:margin-bottom="0.0833in" fo:line-height="0.1666in"/>
      <style:text-properties style:font-name-asian="標楷體" fo:font-size="10pt" style:font-size-asian="10pt"/>
    </style:style>
    <style:style style:name="P48" style:parent-style-name="內文" style:family="paragraph">
      <style:paragraph-properties fo:text-align="justify" style:vertical-align="middle" fo:margin-top="0.0833in" fo:margin-bottom="0.0833in"/>
    </style:style>
    <style:style style:name="T49" style:parent-style-name="預設段落字型" style:family="text">
      <style:text-properties style:font-name-asian="標楷體" fo:font-size="10pt" style:font-size-asian="10pt"/>
    </style:style>
    <style:style style:name="TableRow50" style:family="table-row">
      <style:table-row-properties style:row-height="0.7479in" fo:keep-together="always"/>
    </style:style>
    <style:style style:name="P5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end" style:vertical-align="middle"/>
      <style:text-properties style:font-name-asian="標楷體" fo:font-size="14pt" style:font-size-asian="14pt"/>
    </style:style>
    <style:style style:name="TableRow56" style:family="table-row">
      <style:table-row-properties style:row-height="0.7569in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61" style:family="table-row">
      <style:table-row-properties style:min-row-height="2.8562in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4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5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8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9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70" style:parent-style-name="內文" style:family="paragraph">
      <style:text-properties style:font-name-asian="標楷體" fo:font-size="18pt" style:font-size-asian="18pt"/>
    </style:style>
    <style:style style:name="P71" style:parent-style-name="內文" style:family="paragraph">
      <style:text-properties style:font-name-asian="標楷體" fo:font-size="18pt" style:font-size-asian="18pt"/>
    </style:style>
    <style:style style:name="P72" style:parent-style-name="內文" style:family="paragraph">
      <style:text-properties style:font-name-asian="標楷體" fo:font-size="18pt" style:font-size-asian="18pt"/>
    </style:style>
    <style:style style:name="P73" style:parent-style-name="內文" style:family="paragraph">
      <style:text-properties style:font-name-asian="標楷體" fo:font-size="18pt" style:font-size-asian="18pt"/>
    </style:style>
    <style:style style:name="P74" style:parent-style-name="內文" style:family="paragraph">
      <style:text-properties style:font-name-asian="標楷體" fo:font-size="18pt" style:font-size-asian="18pt"/>
    </style:style>
    <style:style style:name="P75" style:parent-style-name="內文" style:family="paragraph">
      <style:paragraph-properties fo:text-align="center"/>
    </style:style>
    <style:style style:name="T76" style:parent-style-name="預設段落字型" style:family="text">
      <style:text-properties style:font-name-asian="標楷體" fo:font-size="8pt" style:font-size-asian="8pt"/>
    </style:style>
  </office:automatic-styles>
  <office:body>
    <office:text text:use-soft-page-breaks="true">
      <text:p text:style-name="P1">申請建築（建造、雜項、使照、變更使照、工程查驗、變更起造人）執照送件審圖手續人員名單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建築座落</text:p>
          </table:table-cell>
          <table:table-cell table:style-name="TableCell12" table:number-columns-spanned="5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起造人</text:p>
          </table:table-cell>
          <table:table-cell table:style-name="TableCell17" table:number-columns-spanned="5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4">
            <text:p text:style-name="P21">從業人員</text:p>
          </table:table-cell>
          <table:table-cell table:style-name="TableCell22" table:number-rows-spanned="2">
            <text:p text:style-name="P23">姓名</text:p>
          </table:table-cell>
          <table:table-cell table:style-name="TableCell24" table:number-columns-spanned="2" table:number-rows-spanned="2">
            <text:p text:style-name="P25">簽章</text:p>
          </table:table-cell>
          <table:covered-table-cell/>
          <table:table-cell table:style-name="TableCell26">
            <text:p text:style-name="P27">出生年月日</text:p>
          </table:table-cell>
          <table:table-cell table:style-name="TableCell28">
            <text:p text:style-name="P29"><text:s text:c="11"/>年<text:s text:c="6"/>月<text:s text:c="4"/>日</text:p>
          </table:table-cell>
        </table:table-row>
        <table:table-row table:style-name="TableRow30">
          <table:covered-table-cell>
            <text:p text:style-name="P31"/>
          </table:covered-table-cell>
          <table:covered-table-cell>
            <text:p text:style-name="P32"/>
          </table:covered-table-cell>
          <table:covered-table-cell>
            <text:p text:style-name="P33"/>
          </table:covered-table-cell>
          <table:covered-table-cell/>
          <table:table-cell table:style-name="TableCell34">
            <text:p text:style-name="P35">身份證字號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p text:style-name="P41">住址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>
            <text:p text:style-name="P45">聯絡電話</text:p>
          </table:table-cell>
          <table:table-cell table:style-name="TableCell46">
            <text:p text:style-name="P47">（公）</text:p>
            <text:p text:style-name="P48"><text:span text:style-name="T49">（行動）</text:span></text:p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>所屬單位</text:p>
          </table:table-cell>
          <table:table-cell table:style-name="TableCell54" table:number-columns-spanned="4">
            <text:p text:style-name="P55">（公司、事務所或營造廠）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辦理事項</text:p>
          </table:table-cell>
          <table:table-cell table:style-name="TableCell59" table:number-columns-spanned="5">
            <text:p text:style-name="P60"/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3">
            <text:p text:style-name="P63"/>
            <text:p text:style-name="P64"/>
            <text:p text:style-name="P65">身份證（正）</text:p>
          </table:table-cell>
          <table:covered-table-cell/>
          <table:covered-table-cell/>
          <table:table-cell table:style-name="TableCell66" table:number-columns-spanned="3">
            <text:p text:style-name="P67"/>
            <text:p text:style-name="P68"/>
            <text:p text:style-name="P69">身份證（反）</text:p>
          </table:table-cell>
          <table:covered-table-cell/>
          <table:covered-table-cell/>
        </table:table-row>
      </table:table>
      <text:p text:style-name="P70"><text:tab/></text:p>
      <text:p text:style-name="P71"/>
      <text:p text:style-name="P72"/>
      <text:p text:style-name="P73"/>
      <text:p text:style-name="P74"/>
      <text:p text:style-name="P75"><text:span text:style-name="T76">d4-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0.7875in" fo:margin-bottom="1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申請建築（建造、雜項、使照、變更使照、工程查驗、變更起造人）執照送件審圖手續人員名單</dc:title>
    <meta:initial-creator>a600090</meta:initial-creator>
    <dc:creator>林茂昌</dc:creator>
    <meta:creation-date>2018-11-14T02:27:00Z</meta:creation-date>
    <dc:date>2018-11-14T02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27" meta:character-count="186" meta:row-count="1" meta:non-whitespace-character-count="160"/>
  </office:meta>
</office:document-meta>
</file>